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0pt" style:font-size-asian="10pt" style:font-size-complex="10pt"/>
    </style:style>
    <style:style style:name="P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0pt" officeooo:rsid="000d65db" officeooo:paragraph-rsid="000d65db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0pt" officeooo:rsid="000e9a88" officeooo:paragraph-rsid="000e9a88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0pt" officeooo:rsid="00107133" officeooo:paragraph-rsid="00107133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0pt" fo:font-weight="bold" officeooo:rsid="000d65db" officeooo:paragraph-rsid="000d65db" style:font-size-asian="10pt" style:font-weight-asian="bold" style:font-size-complex="10pt" style:font-weight-complex="bold"/>
    </style:style>
    <style:style style:name="P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0pt" fo:font-weight="bold" officeooo:rsid="000d65db" officeooo:paragraph-rsid="000e9a88" style:font-size-asian="10pt" style:font-weight-asian="bold" style:font-size-complex="10pt" style:font-weight-complex="bold"/>
    </style:style>
    <style:style style:name="P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0pt" fo:font-weight="bold" officeooo:rsid="000d65db" officeooo:paragraph-rsid="000d65db" style:font-size-asian="10pt" style:font-weight-asian="bold" style:font-size-complex="10pt"/>
    </style:style>
    <style:style style:name="P1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0pt" fo:font-weight="bold" officeooo:rsid="000d65db" officeooo:paragraph-rsid="000e9a88" style:font-size-asian="10pt" style:font-weight-asian="bold" style:font-size-complex="10pt"/>
    </style:style>
    <style:style style:name="P11" style:family="paragraph" style:parent-style-name="Standard">
      <style:text-properties fo:color="#000000" loext:opacity="100%" style:font-name="Menlo-Regular" fo:font-size="10pt" fo:font-weight="normal" style:font-size-asian="10pt" style:font-weight-asian="normal" style:font-size-complex="10pt"/>
    </style:style>
    <style:style style:name="P1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0pt" fo:font-weight="normal" style:font-size-asian="10pt" style:font-weight-asian="normal" style:font-size-complex="10pt"/>
    </style:style>
    <style:style style:name="P1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Bold"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eaebb" loext:opacity="100%" style:font-name="Menlo-Bold" fo:font-size="10pt" fo:font-weight="bold" officeooo:rsid="000d65db" officeooo:paragraph-rsid="000d65db" style:font-size-asian="10pt" style:font-weight-asian="bold" style:font-size-complex="10pt"/>
    </style:style>
    <style:style style:name="P1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color="#000000" loext:opacity="100%" style:font-name="Menlo-Regular"/>
    </style:style>
    <style:style style:name="T2" style:family="text">
      <style:text-properties fo:color="#000000" loext:opacity="100%" style:font-name="Menlo-Regular" fo:font-weight="normal" style:font-weight-asian="normal"/>
    </style:style>
    <style:style style:name="T3" style:family="text">
      <style:text-properties fo:color="#000000" loext:opacity="100%" style:font-name="Menlo-Regular" officeooo:rsid="000d65db"/>
    </style:style>
    <style:style style:name="T4" style:family="text">
      <style:text-properties fo:color="#400bd9" loext:opacity="100%" style:font-name="Menlo-Bold" fo:font-weight="bold" style:font-weight-asian="bold"/>
    </style:style>
    <style:style style:name="T5" style:family="text">
      <style:text-properties fo:color="#b42419" loext:opacity="100%" style:font-name="Menlo-Bold" fo:font-weight="bold" style:font-weight-asian="bold"/>
    </style:style>
    <style:style style:name="T6" style:family="text">
      <style:text-properties fo:color="#2fb41d" loext:opacity="100%" style:font-name="Menlo-Bold" fo:font-weight="bold" style:font-weight-asian="bold"/>
    </style:style>
    <style:style style:name="T7" style:family="text">
      <style:text-properties fo:color="#2eaebb" loext:opacity="100%" style:font-name="Menlo-Bold" fo:font-weight="bold" style:font-weight-asian="bold"/>
    </style:style>
    <style:style style:name="T8" style:family="text">
      <style:text-properties officeooo:rsid="000e9a88"/>
    </style:style>
    <style:style style:name="T9" style:family="text">
      <style:text-properties officeooo:rsid="000e9a88" style:font-weight-complex="bold"/>
    </style:style>
    <style:style style:name="T10" style:family="text">
      <style:text-properties officeooo:rsid="001071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0">LTV-W1 </text:span>Sensor ID: 0FB220</text:p>
      <text:p text:style-name="P6">LTV-TH2 Sensor ID: 13EFB7</text:p>
      <text:p text:style-name="P1"/>
      <text:p text:style-name="P1"/>
      <text:p text:style-name="P1"/>
      <text:p text:style-name="P1">rtl-w1 % rtl_433 -f915M -S unknown</text:p>
      <text:p text:style-name="P1"/>
      <text:p text:style-name="P1">rtl_433 version 21.05-122-g4bb75b4c branch master at 202110291420 inputs file rtl_tcp RTL-SDR</text:p>
      <text:p text:style-name="P1">Use -h for usage help and see https://triq.org/ for documentation.</text:p>
      <text:p text:style-name="P1">Trying conf file at "rtl_433.conf"...</text:p>
      <text:p text:style-name="P2"><text:span text:style-name="T1">Trying conf file at "/Users/</text:span><text:span text:style-name="T3">X/</text:span><text:span text:style-name="T1">.config/rtl_433/rtl_433.conf"...</text:span></text:p>
      <text:p text:style-name="P1">Trying conf file at "/usr/local/etc/rtl_433/rtl_433.conf"...</text:p>
      <text:p text:style-name="P1">Trying conf file at "/etc/rtl_433/rtl_433.conf"...</text:p>
      <text:p text:style-name="P1"/>
      <text:p text:style-name="P1">New defaults active, use "-Y classic -s 250k" for the old defaults!</text:p>
      <text:p text:style-name="P1"/>
      <text:p text:style-name="P1">Registered 169 out of 200 device decoding protocols [ 1-4 8 11-12 15-17 19-23 25-26 29-36 38-60 63 67-71 73-100 102-105 108-116 119 121 124-128 130-149 151-161 163-168 170-175 177-197 199 ]</text:p>
      <text:p text:style-name="P1">Found Rafael Micro R820T tuner</text:p>
      <text:p text:style-name="P1">Exact sample rate is: 1000000.026491 Hz</text:p>
      <text:p text:style-name="P1">[R82XX] PLL not locked!</text:p>
      <text:p text:style-name="P1">Sample rate set to 1000000 S/s.</text:p>
      <text:p text:style-name="P1">Tuner gain set to Auto.</text:p>
      <text:p text:style-name="P1">Tuned to 915.000MHz.</text:p>
      <text:p text:style-name="P1">baseband_demod_FM: low pass filter for 1000000 Hz at cutoff 200000 Hz, 5.0 us</text:p>
      <text:p text:style-name="P1">*** Saving signal to file g001_915M_1000k.cu8 (88345 samples, 262144 bytes)</text:p>
      <text:p text:style-name="P4"/>
      <text:p text:style-name="P7">Wind speed : 0 <text:span text:style-name="T8">km/h</text:span></text:p>
      <text:p text:style-name="P1"/>
      <text:p text:style-name="P13">_ _ _ _ _ _ _ _ _ _ _ _ _ _ _ _ _ _ _ _ _ _ _ _ _ _ _ _ _ _ _ _ _ _ _ _ _ _ _ _</text:p>
      <text:p text:style-name="P2"><text:span text:style-name="T2">time <text:s text:c="5"/>: </text:span><text:span text:style-name="T4">2021-11-08 15:41:57</text:span></text:p>
      <text:p text:style-name="P2"><text:span text:style-name="T2">model <text:s text:c="4"/>: </text:span><text:span text:style-name="T5">LaCrosse-R3</text:span><text:span text:style-name="T2"> <text:s/>Sensor ID : </text:span><text:span text:style-name="T5">0fb220</text:span></text:p>
      <text:p text:style-name="P2"><text:span text:style-name="T2">Sequence <text:s/>: </text:span><text:span text:style-name="T6">3</text:span><text:span text:style-name="T2"> <text:s text:c="11"/>unknown <text:s text:c="2"/>: </text:span><text:span text:style-name="T6">0</text:span><text:span text:style-name="T2"> <text:s text:c="12"/>Total Rain: </text:span><text:span text:style-name="T6">2796202.50 mm</text:span></text:p>
      <text:p text:style-name="P2"><text:span text:style-name="T2">Total Rain2: </text:span><text:span text:style-name="T6">682.50 mm</text:span><text:span text:style-name="T2"> <text:s text:c="2"/>Integrity : </text:span><text:span text:style-name="T7">CRC</text:span></text:p>
      <text:p text:style-name="P2"><text:span text:style-name="T7"/></text:p>
      <text:p text:style-name="P14"/>
      <text:p text:style-name="P10">Wind speed : 3 <text:span text:style-name="T9">km/h</text:span></text:p>
      <text:p text:style-name="P13">_ _ _ _ _ _ _ _ _ _ _ _ _ _ _ _ _ _ _ _ _ _ _ _ _ _ _ _ _ _ _ _ _ _ _ _ _ _ _ _</text:p>
      <text:p text:style-name="P2"><text:span text:style-name="T2">time <text:s text:c="5"/>: </text:span><text:span text:style-name="T4">2021-11-08 15:42:29</text:span></text:p>
      <text:p text:style-name="P2"><text:span text:style-name="T2">model <text:s text:c="4"/>: </text:span><text:span text:style-name="T5">LaCrosse-R3</text:span><text:span text:style-name="T2"> <text:s/>Sensor ID : </text:span><text:span text:style-name="T5">0fb220</text:span></text:p>
      <text:p text:style-name="P2"><text:span text:style-name="T2">Sequence <text:s/>: </text:span><text:span text:style-name="T6">4</text:span><text:span text:style-name="T2"> <text:s text:c="11"/>unknown <text:s text:c="2"/>: </text:span><text:span text:style-name="T6">0</text:span><text:span text:style-name="T2"> <text:s text:c="12"/>Total Rain: </text:span><text:span text:style-name="T6">3495253.00 mm</text:span></text:p>
      <text:p text:style-name="P2"><text:span text:style-name="T2">Total Rain2: </text:span><text:span text:style-name="T6">68949.25 mm</text:span><text:span text:style-name="T2"> Integrity : </text:span><text:span text:style-name="T7">CRC</text:span></text:p>
      <text:p text:style-name="P12">*** Saving signal to file g002_915M_1000k.cu8 (59515 samples, 131072 bytes)</text:p>
      <text:p text:style-name="P9"/>
      <text:p text:style-name="P10">Wind speed : 6 <text:span text:style-name="T9">km/h</text:span></text:p>
      <text:p text:style-name="P13">_ _ _ _ _ _ _ _ _ _ _ _ _ _ _ _ _ _ _ _ _ _ _ _ _ _ _ _ _ _ _ _ _ _ _ _ _ _ _ _</text:p>
      <text:p text:style-name="P2"><text:span text:style-name="T2">time <text:s text:c="5"/>: </text:span><text:span text:style-name="T4">2021-11-08 15:43:00</text:span></text:p>
      <text:p text:style-name="P2"><text:span text:style-name="T2">model <text:s text:c="4"/>: </text:span><text:span text:style-name="T5">LaCrosse-R3</text:span><text:span text:style-name="T2"> <text:s/>Sensor ID : </text:span><text:span text:style-name="T5">0fb220</text:span></text:p>
      <text:p text:style-name="P2"><text:span text:style-name="T2">Sequence <text:s/>: </text:span><text:span text:style-name="T6">5</text:span><text:span text:style-name="T2"> <text:s text:c="11"/>unknown <text:s text:c="2"/>: </text:span><text:span text:style-name="T6">0</text:span><text:span text:style-name="T2"> <text:s text:c="12"/>Total Rain: </text:span><text:span text:style-name="T6">2796202.50 mm</text:span></text:p>
      <text:p text:style-name="P2"><text:span text:style-name="T2">Total Rain2: </text:span><text:span text:style-name="T6">66218.50 mm</text:span><text:span text:style-name="T2"> Integrity : </text:span><text:span text:style-name="T7">CRC</text:span></text:p>
      <text:p text:style-name="P12">*** Saving signal to file g004_915M_1000k.cu8 (59514 samples, 131072 bytes)</text:p>
      <text:p text:style-name="P12"/>
      <text:p text:style-name="P10">Wind speed : 15 <text:span text:style-name="T9">km/h</text:span></text:p>
      <text:p text:style-name="P13">_ _ _ _ _ _ _ _ _ _ _ _ _ _ _ _ _ _ _ _ _ _ _ _ _ _ _ _ _ _ _ _ _ _ _ _ _ _ _ _</text:p>
      <text:p text:style-name="P2"><text:span text:style-name="T2">time <text:s text:c="5"/>: </text:span><text:span text:style-name="T4">2021-11-08 15:43:32</text:span></text:p>
      <text:p text:style-name="P2"><text:span text:style-name="T2">model <text:s text:c="4"/>: </text:span><text:span text:style-name="T5">LaCrosse-R3</text:span><text:span text:style-name="T2"> <text:s/>Sensor ID : </text:span><text:span text:style-name="T5">0fb220</text:span></text:p>
      <text:p text:style-name="P2"><text:soft-page-break/><text:span text:style-name="T2">Sequence <text:s/>: </text:span><text:span text:style-name="T6">6</text:span><text:span text:style-name="T2"> <text:s text:c="11"/>unknown <text:s text:c="2"/>: </text:span><text:span text:style-name="T6">0</text:span><text:span text:style-name="T2"> <text:s text:c="12"/>Total Rain: </text:span><text:span text:style-name="T6">2796202.50 mm</text:span></text:p>
      <text:p text:style-name="P2"><text:span text:style-name="T2">Total Rain2: </text:span><text:span text:style-name="T6">157354.50 mm</text:span><text:span text:style-name="T2"> Integrity : </text:span><text:span text:style-name="T7">CRC</text:span></text:p>
      <text:p text:style-name="P12">*** Saving signal to file g005_915M_1000k.cu8 (42798 samples, 131072 bytes)</text:p>
      <text:p text:style-name="P12"/>
      <text:p text:style-name="P12"/>
      <text:p text:style-name="P8">Wind speed : 0 <text:span text:style-name="T8">km/h</text:span></text:p>
      <text:p text:style-name="P12"/>
      <text:p text:style-name="P13">_ _ _ _ _ _ _ _ _ _ _ _ _ _ _ _ _ _ _ _ _ _ _ _ _ _ _ _ _ _ _ _ _ _ _ _ _ _ _ _</text:p>
      <text:p text:style-name="P2"><text:span text:style-name="T2">time <text:s text:c="5"/>: </text:span><text:span text:style-name="T4">2021-11-08 15:47:44</text:span></text:p>
      <text:p text:style-name="P2"><text:span text:style-name="T2">model <text:s text:c="4"/>: </text:span><text:span text:style-name="T5">LaCrosse-R3</text:span><text:span text:style-name="T2"> <text:s/>Sensor ID : </text:span><text:span text:style-name="T5">0fb220</text:span></text:p>
      <text:p text:style-name="P2"><text:span text:style-name="T2">Sequence <text:s/>: </text:span><text:span text:style-name="T6">6</text:span><text:span text:style-name="T2"> <text:s text:c="11"/>unknown <text:s text:c="2"/>: </text:span><text:span text:style-name="T6">0</text:span><text:span text:style-name="T2"> <text:s text:c="12"/>Total Rain: </text:span><text:span text:style-name="T6">2796202.50 mm</text:span></text:p>
      <text:p text:style-name="P2"><text:span text:style-name="T2">Total Rain2: </text:span><text:span text:style-name="T6">682.50 mm</text:span><text:span text:style-name="T2"> <text:s text:c="2"/>Integrity : </text:span><text:span text:style-name="T7">CRC</text:span></text:p>
      <text:p text:style-name="P12">*** Saving signal to file g012_915M_1000k.cu8 (310337 samples, 655360 bytes)</text:p>
      <text:p text:style-name="P11">^CSignal caught, exiting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08T16:07:59.067887351</meta:creation-date>
    <dc:date>2021-11-08T17:11:07.032976216</dc:date>
    <meta:editing-duration>PT56M59S</meta:editing-duration>
    <meta:editing-cycles>3</meta:editing-cycles>
    <meta:generator>LibreOffice/7.1.1.2$MacOSX_X86_64 LibreOffice_project/fe0b08f4af1bacafe4c7ecc87ce55bb426164676</meta:generator>
    <meta:document-statistic meta:table-count="0" meta:image-count="0" meta:object-count="0" meta:page-count="2" meta:paragraph-count="54" meta:word-count="559" meta:character-count="2793" meta:non-whitespace-character-count="2104"/>
  </office:meta>
</office:document-meta>
</file>